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9cm" table:align="center"/>
    </style:style>
    <style:style style:name="Table1.A" style:family="table-column">
      <style:table-column-properties style:column-width="3.397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3.891cm"/>
    </style:style>
    <style:style style:name="Table1.E" style:family="table-column">
      <style:table-column-properties style:column-width="3.814cm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E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E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Standard">
      <style:text-properties officeooo:rsid="0003424a" officeooo:paragraph-rsid="0003424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424a" officeooo:paragraph-rsid="0003424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424a" officeooo:paragraph-rsid="000342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059" fo:font-weight="bold" officeooo:rsid="0003424a" officeooo:paragraph-rsid="000342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059" fo:font-size="20pt" fo:font-weight="bold" officeooo:rsid="0003424a" officeooo:paragraph-rsid="0003424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3424a" officeooo:paragraph-rsid="0003424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3f019" officeooo:paragraph-rsid="0003f01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75381" officeooo:paragraph-rsid="0007538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2d9d5" officeooo:paragraph-rsid="0012d9d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pt" fo:country="BR" officeooo:rsid="00059b85" officeooo:paragraph-rsid="00059b85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6233b" officeooo:paragraph-rsid="0006233b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f019" officeooo:paragraph-rsid="0003424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3424a" officeooo:paragraph-rsid="0003424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t" fo:country="BR" officeooo:paragraph-rsid="0003f019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6233b" officeooo:paragraph-rsid="0006233b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635e6" officeooo:paragraph-rsid="000635e6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language="pt" fo:country="BR" officeooo:rsid="0003f019" officeooo:paragraph-rsid="0003f019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paragraph-rsid="0019b7f7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19b7f7"/>
    </style:style>
    <style:style style:name="P21" style:family="paragraph" style:parent-style-name="Standard">
      <style:paragraph-properties fo:text-align="start" style:justify-single-word="false"/>
      <style:text-properties fo:font-size="15pt" fo:language="pt" fo:country="BR" officeooo:rsid="00059b85" officeooo:paragraph-rsid="00059b85" style:font-size-asian="15pt" style:font-size-complex="15pt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5pt" fo:font-weight="normal" officeooo:rsid="001a872c" officeooo:paragraph-rsid="001a872c" style:font-size-asian="15pt" style:font-weight-asian="normal" style:font-size-complex="15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5pt" fo:font-weight="bold" officeooo:rsid="0012d9d5" officeooo:paragraph-rsid="0012d9d5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a872c" officeooo:paragraph-rsid="001a872c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paragraph-rsid="001a872c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3424a" officeooo:paragraph-rsid="00059b85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weight="bold" officeooo:rsid="0003424a" officeooo:paragraph-rsid="001a872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1a872c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a872c" officeooo:paragraph-rsid="001a872c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0166baf"/>
    </style:style>
    <style:style style:name="P32" style:family="paragraph" style:parent-style-name="Standard">
      <style:paragraph-properties fo:text-align="start" style:justify-single-word="false"/>
      <style:text-properties fo:font-weight="normal" officeooo:paragraph-rsid="0003424a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49626" officeooo:paragraph-rsid="00149626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523a0" officeooo:paragraph-rsid="001523a0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66baf" officeooo:paragraph-rsid="00166ba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paragraph-rsid="0019b7f7"/>
    </style:style>
    <style:style style:name="T1" style:family="text">
      <style:text-properties fo:font-weight="normal" officeooo:rsid="0003f019" style:font-weight-asian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870f8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166baf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7ee27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2d9d5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9b7f7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a872c" style:font-size-asian="15pt" style:font-weight-asian="normal" style:font-size-complex="15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2d9d5" style:font-size-asian="15pt" style:font-size-complex="15pt"/>
    </style:style>
    <style:style style:name="T11" style:family="text">
      <style:text-properties fo:font-size="15pt" officeooo:rsid="0019b7f7" style:font-size-asian="15pt" style:font-size-complex="15pt"/>
    </style:style>
    <style:style style:name="T12" style:family="text">
      <style:text-properties fo:font-size="15pt" officeooo:rsid="0003424a" style:font-size-asian="15pt" style:font-weight-asian="normal" style:font-size-complex="15pt" style:font-weight-complex="normal"/>
    </style:style>
    <style:style style:name="T13" style:family="text">
      <style:text-properties fo:font-size="15pt" officeooo:rsid="000870f8" style:font-size-asian="15pt" style:font-weight-asian="normal" style:font-size-complex="15pt" style:font-weight-complex="normal"/>
    </style:style>
    <style:style style:name="T14" style:family="text">
      <style:text-properties fo:font-size="15pt" officeooo:rsid="0017ee27" style:font-size-asian="15pt" style:font-weight-asian="normal" style:font-size-complex="15pt" style:font-weight-complex="normal"/>
    </style:style>
    <style:style style:name="T15" style:family="text">
      <style:text-properties fo:font-size="15pt" officeooo:rsid="001a872c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2d9d5" style:font-size-asian="15pt" style:font-weight-asian="bold" style:font-size-complex="15pt" style:font-weight-complex="bold"/>
    </style:style>
    <style:style style:name="T17" style:family="text">
      <style:text-properties fo:font-size="15pt" fo:font-weight="bold" style:font-size-asian="15pt" style:font-size-complex="15pt"/>
    </style:style>
    <style:style style:name="T18" style:family="text">
      <style:text-properties officeooo:rsid="000635e6"/>
    </style:style>
    <style:style style:name="T19" style:family="text">
      <style:text-properties officeooo:rsid="000870f8"/>
    </style:style>
    <style:style style:name="T20" style:family="text">
      <style:text-properties officeooo:rsid="001523a0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166ba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7ee27"/>
    </style:style>
    <style:style style:name="T25" style:family="text">
      <style:text-properties style:font-name="Liberation Serif" fo:font-size="15pt" fo:language="pt" fo:country="PT" style:font-size-asian="15pt" style:font-weight-asian="normal" style:font-size-complex="15pt" style:font-weight-complex="normal"/>
    </style:style>
    <style:style style:name="T26" style:family="text">
      <style:text-properties officeooo:rsid="001a87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</text:p>
      <text:p text:style-name="P5">ANÁLISE DE CONCORRÊNCIA (BENCHMARKING);</text:p>
      <text:p text:style-name="P4"/>
      <text:p text:style-name="P2"/>
      <text:p text:style-name="P2"/>
      <text:p text:style-name="P6">1.Objetivo</text:p>
      <text:p text:style-name="P6"><text:tab/></text:p>
      <text:p text:style-name="P6"><text:tab/><text:span text:style-name="T1">Organizar justificativas escolares sobre os atrasos no horário pontual e saídas da escola;</text:span></text:p>
      <text:p text:style-name="P12"/>
      <text:p text:style-name="P7">2.Empresas concorrentes</text:p>
      <text:p text:style-name="P14"><text:span text:style-name="Strong_20_Emphasis"/></text:p>
      <text:list xml:id="list1678750089" text:style-name="L1">
        <text:list-item>
          <text:p text:style-name="P18">Any.Do</text:p>
        </text:list-item>
        <text:list-item>
          <text:p text:style-name="P18">Evernote</text:p>
        </text:list-item>
        <text:list-item>
          <text:p text:style-name="P18">Google Agenda</text:p>
        </text:list-item>
      </text:list>
      <text:p text:style-name="P10">* aplicativos de organização que visam facilitar a rotina das pessoas *</text:p>
      <text:p text:style-name="P10"/>
      <text:p text:style-name="P10"><text:span text:style-name="T23">3.Indicadores Analisado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1">KPI</text:p>
          </table:table-cell>
          <table:table-cell table:style-name="Table1.A1" office:value-type="string">
            <text:p text:style-name="P11">Any.Do</text:p>
          </table:table-cell>
          <table:table-cell table:style-name="Table1.A1" office:value-type="string">
            <text:p text:style-name="P11">Evernote</text:p>
          </table:table-cell>
          <table:table-cell table:style-name="Table1.A1" office:value-type="string">
            <text:p text:style-name="P11">Google Agenda</text:p>
          </table:table-cell>
          <table:table-cell table:style-name="Table1.E1" office:value-type="string">
            <text:p text:style-name="P11">ComunicaWalter</text:p>
          </table:table-cell>
        </table:table-row>
        <table:table-row>
          <table:table-cell table:style-name="Table1.A2" office:value-type="string">
            <text:p text:style-name="P15">1.estrutura do aplicativo </text:p>
          </table:table-cell>
          <table:table-cell table:style-name="Table1.A2" office:value-type="string">
            <text:p text:style-name="P17">A interface do Any.do é bonita e minimalista, atendo-se ao básico em termos de itens exibidos em suas telas.</text:p>
          </table:table-cell>
          <table:table-cell table:style-name="Table1.A2" office:value-type="string">
            <text:p text:style-name="P17">O sistema do Evernote funciona no modelo de cadernos, em que é possível incluir anotações de texto e anexar diferentes recursos, além de personalizações.</text:p>
          </table:table-cell>
          <table:table-cell table:style-name="Table1.A2" office:value-type="string">
            <text:p text:style-name="P17">O aplicativo exibe um calendário online gratuito, com toda a rotina do usuário, e permite adicionar eventos importantes, lembretes de afazeres, e até mesmo atividades desejadas. </text:p>
          </table:table-cell>
          <table:table-cell table:style-name="Table1.E2" office:value-type="string">
            <text:p text:style-name="P34"><text:s/><text:span text:style-name="T22">O aplicativo mostra </text:span></text:p>
            <text:p text:style-name="P36">várias maneiras de como organizar <text:span text:style-name="T24">as justificativas dos atrasos dos alunos</text:span></text:p>
          </table:table-cell>
        </table:table-row>
        <table:table-row>
          <table:table-cell table:style-name="Table1.A2" office:value-type="string">
            <text:p text:style-name="P15">2.<text:span text:style-name="T18">ferramentas</text:span></text:p>
          </table:table-cell>
          <table:table-cell table:style-name="Table1.A2" office:value-type="string">
            <text:p text:style-name="P33">*Bloco de notas</text:p>
            <text:p text:style-name="P33">*P<text:span text:style-name="T20">a</text:span>stas</text:p>
            <text:p text:style-name="P33">*Reconhecimento de voz</text:p>
          </table:table-cell>
          <table:table-cell table:style-name="Table1.A2" office:value-type="string">
            <text:p text:style-name="P35">*Recursos de IA</text:p>
            <text:p text:style-name="P35">*Colaboração</text:p>
            <text:p text:style-name="P35">*Web Clipper</text:p>
            <text:p text:style-name="P35">*Pesquisa avançada</text:p>
            <text:p text:style-name="P35">*Digitalização de documentos</text:p>
            <text:p text:style-name="P35">*Personalização</text:p>
            <text:p text:style-name="P35">*Tarefas</text:p>
            <text:p text:style-name="P35">*Calendário</text:p>
            <text:p text:style-name="P35"/>
            <text:p text:style-name="P35"/>
          </table:table-cell>
          <table:table-cell table:style-name="Table1.A2" office:value-type="string">
            <text:p text:style-name="P17">*programa<text:span text:style-name="T22">ção de</text:span> reuniões</text:p>
            <text:p text:style-name="P17">*adicionar e controlar eventos</text:p>
            <text:p text:style-name="P17"><text:span text:style-name="T22">*in</text:span>ser<text:span text:style-name="T22">e</text:span> lembrete de afazeres</text:p>
            <text:p text:style-name="P17"><text:span text:style-name="T22">*c</text:span>ompartilha compromissos com outras pessoas</text:p>
          </table:table-cell>
          <table:table-cell table:style-name="Table1.E2" office:value-type="string">
            <text:p text:style-name="P17">*<text:span text:style-name="T22">Tabelas </text:span></text:p>
            <text:p text:style-name="P17">*<text:span text:style-name="T22">Sistema de avisos</text:span></text:p>
            <text:p text:style-name="P17">*<text:span text:style-name="T22">Planilhas</text:span></text:p>
            <text:p text:style-name="P17">*<text:span text:style-name="T24">Caixa de recados</text:span></text:p>
          </table:table-cell>
        </table:table-row>
        <table:table-row>
          <table:table-cell table:style-name="Table1.A2" office:value-type="string">
            <text:p text:style-name="P16">3.quantidade de downloads</text:p>
          </table:table-cell>
          <table:table-cell table:style-name="Table1.A2" office:value-type="string">
            <text:p text:style-name="P30"><text:span text:style-name="T21">10mi+</text:span>Downloads</text:p>
            <text:p text:style-name="P17"/>
          </table:table-cell>
          <table:table-cell table:style-name="Table1.A2" office:value-type="string">
            <text:p text:style-name="P31"><text:span text:style-name="T21">100mi+</text:span></text:p>
            <text:p text:style-name="P31">Downloads</text:p>
            <text:p text:style-name="P17"/>
          </table:table-cell>
          <table:table-cell table:style-name="Table1.A2" office:value-type="string">
            <text:p text:style-name="P30"><text:span text:style-name="T21">5bi+</text:span>Downloads</text:p>
            <text:p text:style-name="P17"/>
          </table:table-cell>
          <table:table-cell table:style-name="Table1.E2" office:value-type="string">
            <text:p text:style-name="P17">***</text:p>
          </table:table-cell>
        </table:table-row>
      </table:table>
      <text:p text:style-name="P26"/>
      <text:p text:style-name="P26"><text:soft-page-break/></text:p>
      <text:p text:style-name="P26"/>
      <text:p text:style-name="P3"/>
      <text:p text:style-name="P3"/>
      <text:p text:style-name="P8">4.Informações Necessárias</text:p>
      <text:p text:style-name="P3"/>
      <text:p text:style-name="P3"/>
      <text:p text:style-name="P3"><text:tab/></text:p>
      <text:p text:style-name="P3"><text:tab/><text:span text:style-name="T3">Custos do aplicativo</text:span><text:span text:style-name="T4">=</text:span><text:span text:style-name="T3"> </text:span><text:span text:style-name="T5">ainda em andamento</text:span></text:p>
      <text:p text:style-name="P13"><text:tab/><text:span text:style-name="T19">Parcerias </text:span><text:span text:style-name="T22">= </text:span><text:span text:style-name="T24">escola EP Walter</text:span></text:p>
      <text:p text:style-name="P13"><text:tab/><text:span text:style-name="T19">Lucro </text:span><text:span text:style-name="T22">= ***</text:span></text:p>
      <text:p text:style-name="P32"><text:span text:style-name="T12"><text:tab/></text:span><text:span text:style-name="T13">Funcionalidade = o aplicativo é gerenciado por um setor <text:s/></text:span><text:span text:style-name="T14">de T.I que trabalha em colaboração com a escola para reunir as demandas dos casos de atraso e falta de justificativas </text:span><text:span text:style-name="T25">plausíveis.</text:span></text:p>
      <text:p text:style-name="P3"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span text:style-name="T10">5.Comparação</text:span><text:tab/></text:p>
      <text:p text:style-name="P3"/>
      <text:list xml:id="list2476920073" text:style-name="L8">
        <text:list-item>
          <text:p text:style-name="P22">Até um momento não conhecemos empresa alguma com essa ideia inovadora para a comparação</text:p>
        </text:list-item>
      </text:list>
      <text:p text:style-name="P27"/>
      <text:p text:style-name="P3"/>
      <text:p text:style-name="P3"/>
      <text:p text:style-name="P19"><text:span text:style-name="T16">6.Pontos fracos e fortes</text:span></text:p>
      <text:p text:style-name="P19"><text:span text:style-name="T16"/></text:p>
      <text:list xml:id="list791818246" text:style-name="L7">
        <text:list-item>
          <text:p text:style-name="P20"><text:span text:style-name="T16"><text:s/>Forças</text:span><text:span text:style-name="T6">: </text:span><text:span text:style-name="T7">inovação no sistema escolar, para a melhor comunicação dos pais e gestão.</text:span></text:p>
        </text:list-item>
        <text:list-item>
          <text:p text:style-name="P38"><text:span text:style-name="T17"><text:s/>Fraquezas:</text:span><text:span text:style-name="T9"> </text:span><text:span text:style-name="T11">falta de concorrência até um momento</text:span><text:span text:style-name="T9">;</text:span></text:p>
        </text:list-item>
        <text:list-item>
          <text:p text:style-name="P38"><text:span text:style-name="T9"><text:s/></text:span><text:span text:style-name="T17">Oportunidades:</text:span><text:span text:style-name="T9"> </text:span><text:span text:style-name="T11">o sistema inovador voltado para as escolas de tempo integral, além de ser a novidade da EEEP Walter Ramos de Araújo pode atuar em escolas interessadas no projeto.</text:span></text:p>
        </text:list-item>
        <text:list-item>
          <text:p text:style-name="P38"><text:span text:style-name="T17">Ameaças:</text:span><text:span text:style-name="T9"> </text:span><text:span text:style-name="T11">concorrências externas, e falta de compromisso da escola responsável</text:span><text:span text:style-name="T9">. </text:span></text:p>
          <text:p text:style-name="P23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pan text:style-name="T15">7.Trace um plano de ação.</text:span></text:p>
      <text:p text:style-name="P28"><text:span text:style-name="T15">.</text:span><text:span text:style-name="T8">Voltado para os alunos, pais, responsáveis e gestão escolar o sistema seria instalado na EEEP de origem onde iniciará os testes. com intuito de inovar </text:span></text:p>
      <text:p text:style-name="P29"><text:span text:style-name="T8">o </text:span><text:span text:style-name="T2">projeto dos alunos será divulgado e apresentado por meio de páginas da internet e apresentações ao alunos.</text:span></text:p>
      <text:p text:style-name="P25"><text:span text:style-name="T26"/></text:p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10:10.019642171</meta:creation-date>
    <dc:date>2024-06-06T10:25:16.060666707</dc:date>
    <meta:editing-duration>PT36M4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67" meta:word-count="366" meta:character-count="2460" meta:non-whitespace-character-count="2102"/>
  </office:meta>
</office:document-meta>
</file>